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7D0000006A677315EE7362949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1.508cm" fo:min-width="11.39cm"/>
    </style:style>
    <style:style style:name="gr3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92cm" fo:min-width="11.356cm"/>
    </style:style>
    <style:style style:name="gr4" style:family="graphic" style:parent-style-name="Standard_5f_3">
      <style:graphic-properties draw:stroke="none" svg:stroke-color="#000000" draw:fill="none" draw:fill-color="#ffffff" draw:textarea-horizontal-align="left" draw:auto-grow-height="true" draw:auto-grow-width="false" fo:min-height="5.515cm" fo:min-width="0cm"/>
    </style:style>
    <style:style style:name="gr5" style:family="graphic" style:parent-style-name="standard">
      <style:graphic-properties svg:stroke-color="#ffffff" draw:fill="none" draw:textarea-horizontal-align="justify" draw:textarea-vertical-align="middle" draw:auto-grow-height="false" fo:min-height="29.45cm" fo:min-width="20.5cm"/>
    </style:style>
    <style:style style:name="gr6" style:family="graphic" style:parent-style-name="Objekt_20_ohne_20_Füllung_20_und_20_Linie_5f_3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1.508cm" fo:min-width="11.39cm"/>
    </style:style>
    <style:style style:name="gr8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true" fo:min-height="0.92cm" fo:min-width="8.29cm"/>
    </style:style>
    <style:style style:name="gr9" style:family="graphic" style:parent-style-name="Standard_5f_3_5f_2">
      <style:graphic-properties draw:stroke="none" svg:stroke-color="#000000" draw:fill="none" draw:fill-color="#ffffff" draw:textarea-horizontal-align="left" draw:auto-grow-height="true" draw:auto-grow-width="false" fo:min-height="5.515cm" fo:min-width="0cm"/>
    </style:style>
    <style:style style:name="gr10" style:family="graphic" style:parent-style-name="Objekt_20_ohne_20_Füllung_20_und_20_Linie_5f_3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1.508cm" fo:min-width="11.39cm"/>
    </style:style>
    <style:style style:name="gr12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true" fo:min-height="0.92cm" fo:min-width="11.081cm"/>
    </style:style>
    <style:style style:name="gr13" style:family="graphic" style:parent-style-name="Standard_5f_3_5f_3">
      <style:graphic-properties draw:stroke="none" svg:stroke-color="#000000" draw:fill="none" draw:fill-color="#ffffff" draw:textarea-horizontal-align="left" draw:auto-grow-height="true" draw:auto-grow-width="false" fo:min-height="5.515cm" fo:min-width="0cm"/>
    </style:style>
    <style:style style:name="gr14" style:family="graphic" style:parent-style-name="Objekt_20_ohne_20_Füllung_20_und_20_Linie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36cm" fo:min-width="11.292cm"/>
    </style:style>
    <style:style style:name="gr16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true" fo:min-height="1.017cm" fo:min-width="9.993cm"/>
    </style:style>
    <style:style style:name="gr17" style:family="graphic" style:parent-style-name="Standard_5f_3_5f_1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18" style:family="graphic" style:parent-style-name="Objekt_20_ohne_20_Füllung_20_und_20_Linie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36cm" fo:min-width="11.292cm"/>
    </style:style>
    <style:style style:name="gr20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true" fo:min-height="1.017cm" fo:min-width="7.305cm"/>
    </style:style>
    <style:style style:name="gr21" style:family="graphic" style:parent-style-name="Standard_5f_3_5f_1_5f_1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Handlee" fo:font-size="32pt" fo:font-weight="bold"/>
    </style:style>
    <style:style style:name="P3" style:family="paragraph">
      <loext:graphic-properties draw:fill="none" draw:fill-color="#ffffff"/>
      <style:paragraph-properties fo:text-align="center"/>
      <style:text-properties fo:color="#333333" style:font-name="Josefin Sans" fo:font-size="26pt"/>
    </style:style>
    <style:style style:name="P4" style:family="paragraph">
      <loext:graphic-properties draw:fill="none" draw:fill-color="#ffffff"/>
      <style:paragraph-properties fo:text-align="center"/>
      <style:text-properties fo:color="#333333" style:font-name="Josefin Sans"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Lato Medium" fo:font-size="32pt" fo:font-weight="bold"/>
    </style:style>
    <style:style style:name="P7" style:family="paragraph">
      <loext:graphic-properties draw:fill="none" draw:fill-color="#ffffff"/>
      <style:paragraph-properties fo:text-align="center"/>
      <style:text-properties style:font-name="Lato Medium" fo:font-size="24pt"/>
    </style:style>
    <style:style style:name="P8" style:family="paragraph">
      <loext:graphic-properties draw:fill="none" draw:fill-color="#ffffff"/>
      <style:paragraph-properties fo:text-align="center"/>
      <style:text-properties fo:font-size="24pt"/>
    </style:style>
    <style:style style:name="T1" style:family="text">
      <style:text-properties fo:color="#009688" style:font-name="Handlee" fo:font-size="32pt" fo:font-weight="bold" style:font-size-asian="32pt" style:font-size-complex="32pt"/>
    </style:style>
    <style:style style:name="T2" style:family="text">
      <style:text-properties fo:color="#333333" style:font-name="Josefin Sans" fo:font-size="26pt" style:font-size-asian="32pt" style:font-size-complex="32pt"/>
    </style:style>
    <style:style style:name="T3" style:family="text">
      <style:text-properties fo:color="#333333" style:font-name="Josefin Sans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333333" style:font-name="Josefin Sans" fo:font-size="26pt" style:font-size-asian="26pt" style:font-size-complex="26pt"/>
    </style:style>
    <style:style style:name="T5" style:family="text">
      <style:text-properties fo:color="#009688" style:font-name="Lato Medium" fo:font-size="32pt" fo:font-weight="bold" style:font-size-asian="32pt" style:font-size-complex="32pt"/>
    </style:style>
    <style:style style:name="T6" style:family="text">
      <style:text-properties fo:color="#009688" style:font-name="Lato Medium" fo:font-size="24pt" style:font-size-asian="32pt" style:font-size-complex="32pt"/>
    </style:style>
    <style:style style:name="T7" style:family="text">
      <style:text-properties fo:color="#009688" style:font-name="Lato Medium" fo:font-size="24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2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3" draw:text-style-name="P3" draw:layer="layout" svg:width="11.856cm" svg:height="1.17cm" svg:x="4.572cm" svg:y="5.902cm">
          <draw:text-box>
            <text:p text:style-name="P1"><text:span text:style-name="T2">Orientierungsveranstaltung</text:span></text:p>
          </draw:text-box>
        </draw:frame>
        <draw:frame draw:style-name="gr4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Train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frame draw:style-name="gr6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7" draw:text-style-name="P2" draw:layer="layout" svg:width="11.89cm" svg:height="1.758cm" svg:x="4.604cm" svg:y="3.501cm">
          <draw:text-box>
            <text:p><text:span text:style-name="T1">MBSR 8-Wochen-Kurs</text:span></text:p>
          </draw:text-box>
        </draw:frame>
        <draw:frame draw:style-name="gr8" draw:text-style-name="P3" draw:layer="layout" svg:width="8.79cm" svg:height="1.17cm" svg:x="6.105cm" svg:y="5.902cm">
          <draw:text-box>
            <text:p text:style-name="P1"><text:span text:style-name="T2">Leitfaden Kursleiter</text:span></text:p>
          </draw:text-box>
        </draw:frame>
        <draw:frame draw:style-name="gr9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Train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frame draw:style-name="gr10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1" draw:text-style-name="P2" draw:layer="layout" svg:width="11.89cm" svg:height="1.758cm" svg:x="4.604cm" svg:y="3.501cm">
          <draw:text-box>
            <text:p><text:span text:style-name="T1">MBSR </text:span><text:span text:style-name="T1">8-</text:span><text:span text:style-name="T1">Wochen</text:span><text:span text:style-name="T1">-Kurs</text:span></text:p>
          </draw:text-box>
        </draw:frame>
        <draw:frame draw:style-name="gr12" draw:text-style-name="P3" draw:layer="layout" svg:width="11.581cm" svg:height="1.17cm" svg:x="4.71cm" svg:y="5.902cm">
          <draw:text-box>
            <text:p text:style-name="P1"><text:span text:style-name="T2">Kursunterlagen </text:span><text:span text:style-name="T2">Teilnehmer</text:span></text:p>
          </draw:text-box>
        </draw:frame>
        <draw:frame draw:style-name="gr13" draw:text-style-name="P4" draw:layer="layout" svg:width="10.244cm" svg:height="5.765cm" svg:x="5.556cm" svg:y="22.858cm">
          <draw:text-box>
            <text:p text:style-name="P1"><text:span text:style-name="T3">Michael Zimmermann</text:span><text:span text:style-name="T3"><text:line-break/></text:span><text:span text:style-name="T4">MBSR-Trainer</text:span><text:span text:style-name="T4"><text:line-break/></text:span><text:span text:style-name="T4">(in Ausbildung)</text:span><text:span text:style-name="T4"><text:line-break/></text:span><text:span text:style-name="T4"><text:line-break/></text:span><text:span text:style-name="T4">https://mindful.ml-zn.de</text:span></text:p>
          </draw:text-box>
        </draw:frame>
        <draw:custom-shape draw:style-name="gr5" draw:text-style-name="P5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14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5" draw:text-style-name="P6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16" draw:text-style-name="P7" draw:layer="layout" svg:width="10.493cm" svg:height="1.267cm" svg:x="5.26cm" svg:y="5.902cm">
          <draw:text-box>
            <text:p text:style-name="P1"><text:span text:style-name="T6">Kursunterlagen Teilnehmer</text:span></text:p>
          </draw:text-box>
        </draw:frame>
        <draw:frame draw:style-name="gr17" draw:text-style-name="P8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  <draw:page draw:name="page5" draw:style-name="dp1" draw:master-page-name="Standard">
        <draw:frame draw:style-name="gr18" draw:text-style-name="P1" draw:layer="layout" svg:width="5.15cm" svg:height="4.39cm" svg:x="7.925cm" svg:y="13.524cm">
          <draw:image xlink:href="Pictures/10000201000007D0000006A677315EE736294926.png" xlink:type="simple" xlink:show="embed" xlink:actuate="onLoad" loext:mime-type="image/png">
            <text:p/>
          </draw:image>
        </draw:frame>
        <draw:frame draw:style-name="gr19" draw:text-style-name="P6" draw:layer="layout" svg:width="11.792cm" svg:height="1.61cm" svg:x="4.604cm" svg:y="3.501cm">
          <draw:text-box>
            <text:p><text:span text:style-name="T5">MBSR 8-Wochen-Kurs</text:span></text:p>
          </draw:text-box>
        </draw:frame>
        <draw:frame draw:style-name="gr20" draw:text-style-name="P7" draw:layer="layout" svg:width="7.805cm" svg:height="1.267cm" svg:x="6.604cm" svg:y="5.902cm">
          <draw:text-box>
            <text:p text:style-name="P1"><text:span text:style-name="T6">Leitfaden Kursleiter</text:span></text:p>
          </draw:text-box>
        </draw:frame>
        <draw:frame draw:style-name="gr21" draw:text-style-name="P8" draw:layer="layout" svg:width="11.376cm" svg:height="4.315cm" svg:x="4.812cm" svg:y="24.558cm">
          <draw:text-box>
            <text:p text:style-name="P1"><text:span text:style-name="T7">Michael Zimmermann</text:span><text:span text:style-name="T6"><text:line-break/></text:span><text:span text:style-name="T6">MBSR-Trainer (in Ausbildung)</text:span><text:span text:style-name="T6"><text:line-break/></text:span><text:span text:style-name="T6"><text:line-break/></text:span><text:span text:style-name="T6">https://mbsr.ml-zn.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ndlee" svg:font-family="Handlee" style:font-pitch="variable"/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Josefin Sans" svg:font-family="'Josefi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" style:display-name="Objekt ohne Füllung und Linie_3" style:family="graphic" style:parent-style-name="Standard_5f_3">
      <style:graphic-properties draw:stroke="none" draw:fill="none"/>
    </style:style>
    <style:style style:name="Standard_5f_3_5f_1" style:display-name="Standard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" style:display-name="Objekt ohne Füllung und Linie_3_1" style:family="graphic" style:parent-style-name="Standard_5f_3_5f_1">
      <style:graphic-properties draw:stroke="none" draw:fill="none"/>
    </style:style>
    <style:style style:name="Standard_5f_3_5f_1_5f_1" style:display-name="Standard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1" style:display-name="Standard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1" style:display-name="Objekt ohne Füllung und Linie_3_1_1" style:family="graphic" style:parent-style-name="Standard_5f_3_5f_1_5f_1">
      <style:graphic-properties draw:stroke="none" draw:fill="none"/>
    </style:style>
    <style:style style:name="Standard_5f_3_5f_1_5f_2" style:display-name="Standard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2" style:display-name="Standard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2" style:display-name="Objekt ohne Füllung und Linie_3_1_2" style:family="graphic" style:parent-style-name="Standard_5f_3_5f_1_5f_2">
      <style:graphic-properties draw:stroke="none" draw:fill="none"/>
    </style:style>
    <style:style style:name="Standard_5f_3_5f_1_5f_3" style:display-name="Standard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3" style:display-name="Standard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3" style:display-name="Objekt ohne Füllung und Linie_3_1_3" style:family="graphic" style:parent-style-name="Standard_5f_3_5f_1_5f_3">
      <style:graphic-properties draw:stroke="none" draw:fill="none"/>
    </style:style>
    <style:style style:name="Standard_5f_3_5f_1_5f_4" style:display-name="Standard_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4" style:display-name="Standard_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4" style:display-name="Objekt ohne Füllung und Linie_3_1_4" style:family="graphic" style:parent-style-name="Standard_5f_3_5f_1_5f_4">
      <style:graphic-properties draw:stroke="none" draw:fill="none"/>
    </style:style>
    <style:style style:name="Standard_5f_3_5f_1_5f_5" style:display-name="Standard_3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5" style:display-name="Standard_3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5" style:display-name="Objekt ohne Füllung und Linie_3_1_5" style:family="graphic" style:parent-style-name="Standard_5f_3_5f_1_5f_5">
      <style:graphic-properties draw:stroke="none" draw:fill="none"/>
    </style:style>
    <style:style style:name="Standard_5f_3_5f_1_5f_6" style:display-name="Standard_3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6" style:display-name="Standard_3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6" style:display-name="Objekt ohne Füllung und Linie_3_1_6" style:family="graphic" style:parent-style-name="Standard_5f_3_5f_1_5f_6">
      <style:graphic-properties draw:stroke="none" draw:fill="none"/>
    </style:style>
    <style:style style:name="Standard_5f_3_5f_1_5f_7" style:display-name="Standard_3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7" style:display-name="Standard_3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7" style:display-name="Objekt ohne Füllung und Linie_3_1_7" style:family="graphic" style:parent-style-name="Standard_5f_3_5f_1_5f_7">
      <style:graphic-properties draw:stroke="none" draw:fill="none"/>
    </style:style>
    <style:style style:name="Standard_5f_3_5f_1_5f_8" style:display-name="Standard_3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8" style:display-name="Standard_3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1_5f_8" style:display-name="Objekt ohne Füllung und Linie_3_1_8" style:family="graphic" style:parent-style-name="Standard_5f_3_5f_1_5f_8">
      <style:graphic-properties draw:stroke="none" draw:fill="none"/>
    </style:style>
    <style:style style:name="Standard_5f_3_5f_2" style:display-name="Standard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2" style:display-name="Standard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2" style:display-name="Objekt ohne Füllung und Linie_3_2" style:family="graphic" style:parent-style-name="Standard_5f_3_5f_2">
      <style:graphic-properties draw:stroke="none" draw:fill="none"/>
    </style:style>
    <style:style style:name="Standard_5f_3_5f_3" style:display-name="Standard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3" style:display-name="Standard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_5f_3" style:display-name="Objekt ohne Füllung und Linie_3_3" style:family="graphic" style:parent-style-name="Standard_5f_3_5f_3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20:46:32.128088752</meta:creation-date>
    <dc:date>2019-04-26T22:33:38.754325356</dc:date>
    <meta:editing-duration>PT1H46M21S</meta:editing-duration>
    <meta:editing-cycles>21</meta:editing-cycles>
    <meta:generator>LibreOffice/6.2.2.2$Linux_X86_64 LibreOffice_project/20$Build-2</meta:generator>
    <meta:document-statistic meta:object-count="23"/>
  </office:meta>
</office:document-meta>
</file>